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204" officeooo:paragraph-rsid="0001d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luna nota fiscal precisará de um tratamento, uma vez que possui muitos dados no formato incorreto (apresentando datas, por exemplo) e dados vazios em relação aos valores. Será necessário também um tratamento na coluna de descrição dos lançamentos, uma vez que há muitos campos vazi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55:11.218905508</meta:creation-date>
    <meta:editing-duration>PT7M9S</meta:editing-duration>
    <meta:editing-cycles>2</meta:editing-cycles>
    <meta:generator>LibreOffice/7.3.7.2$Linux_X86_64 LibreOffice_project/30$Build-2</meta:generator>
    <dc:date>2023-09-09T15:02:06.732571276</dc:date>
    <meta:document-statistic meta:table-count="0" meta:image-count="0" meta:object-count="0" meta:page-count="1" meta:paragraph-count="1" meta:word-count="46" meta:character-count="287" meta:non-whitespace-character-count="242"/>
  </office:meta>
</office:document-meta>
</file>